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2cm"/>
    </style:style>
    <style:style style:name="co2" style:family="table-column">
      <style:table-column-properties fo:break-before="auto" style:column-width="2.74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TIME-TAKEN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.48797601461411">
            <text:p>2.4879760146</text:p>
          </table:table-cell>
          <table:table-cell>
            <draw:frame table:end-cell-address="Sheet1.K28" table:end-x="2.157cm" table:end-y="0.211cm" draw:z-index="0" draw:style-name="gr1" draw:text-style-name="P1" svg:width="19.32cm" svg:height="11.059cm" svg:x="0.902cm" svg:y="0.118cm">
              <draw:object draw:notify-on-update-of-ranges="Sheet1.A2:Sheet1.A21 Sheet1.B1:Sheet1.B1 Sheet1.B2:Sheet1.B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4.85283195972443">
            <text:p>4.8528319597</text:p>
          </table:table-cell>
          <table:table-cell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7.76886999607086">
            <text:p>7.7688699961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0.5034919977188">
            <text:p>10.5034919977</text:p>
          </table:table-cell>
          <table:table-cell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15.4107819795609">
            <text:p>15.4107819796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5.0304960012436">
            <text:p>15.0304960012</text:p>
          </table:table-cell>
          <table:table-cell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16.8791079521179">
            <text:p>16.8791079521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8.9500420093536">
            <text:p>18.9500420094</text:p>
          </table:table-cell>
          <table:table-cell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21.853100001812">
            <text:p>21.8531000018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3.9061490297318">
            <text:p>23.9061490297</text:p>
          </table:table-cell>
          <table:table-cell/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25.6574599742889">
            <text:p>25.6574599743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7.8777859807014">
            <text:p>27.8777859807</text:p>
          </table:table-cell>
          <table:table-cell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32.2075979709625">
            <text:p>32.207597971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32.318304002285">
            <text:p>32.3183040023</text:p>
          </table:table-cell>
          <table:table-cell/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35.578772008419">
            <text:p>35.5787720084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36.6492629647255">
            <text:p>36.6492629647</text:p>
          </table:table-cell>
          <table:table-cell/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39.8126779794693">
            <text:p>39.8126779795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42.668251991272">
            <text:p>42.6682519913</text:p>
          </table:table-cell>
          <table:table-cell/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43.7966360449791">
            <text:p>43.796636045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47.657714009285">
            <text:p>47.657714009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3/12/2018</text:date>, <text:time>16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16:30:13</dc:date>
    <dc:creator>Tom Lightfoot</dc:creator>
    <meta:document-statistic meta:table-count="1" meta:cell-count="42" meta:object-count="1"/>
    <meta:generator>OpenOffice/4.1.5$Unix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21cm" svg:height="11.06cm" xlink:href=".." xlink:type="simple" chart:class="chart:line" chart:style-name="ch1">
        <chart:title svg:x="7.522cm" svg:y="0.356cm" chart:style-name="ch2">
          <text:p>Sorting Array Result</text:p>
        </chart:title>
        <chart:legend chart:legend-position="end" svg:x="15.83cm" svg:y="5.233cm" style:legend-expansion="high" chart:style-name="ch3"/>
        <chart:plot-area chart:style-name="ch4" table:cell-range-address="Sheet1.A1:Sheet1.B21" chart:data-source-has-labels="both" svg:x="1.373cm" svg:y="1.804cm" svg:width="13.685cm" svg:height="8.078cm">
          <chartooo:coordinate-region svg:x="2.017cm" svg:y="2.001cm" svg:width="12.348cm" svg:height="6.844cm"/>
          <chart:axis chart:dimension="x" chart:name="primary-x" chart:style-name="ch5" chartooo:axis-type="auto">
            <chartooo:date-scale/>
            <chart:title svg:x="7.246cm" svg:y="10.103cm" chart:style-name="ch6">
              <text:p>Array Length</text:p>
            </chart:title>
            <chart:categories table:cell-range-address="Sheet1.A2:Sheet1.A21"/>
          </chart:axis>
          <chart:axis chart:dimension="y" chart:name="primary-y" chart:style-name="ch5">
            <chart:title svg:x="0.451cm" svg:y="7.043cm" chart:style-name="ch7">
              <text:p>Time taken (ms)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-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A2:Sheet1.A21</svg:desc>
                </draw:g>
              </table:table-cell>
              <table:table-cell office:value-type="float" office:value="2.48797601461411">
                <text:p>2.48797601461411</text:p>
                <draw:g>
                  <svg:desc>Sheet1.B2:Sheet1.B21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.85283195972443">
                <text:p>4.85283195972443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7.76886999607086">
                <text:p>7.7688699960708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0.5034919977188">
                <text:p>10.5034919977188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5.4107819795609">
                <text:p>15.410781979560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5.0304960012436">
                <text:p>15.0304960012436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16.8791079521179">
                <text:p>16.879107952117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8.9500420093536">
                <text:p>18.9500420093536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21.853100001812">
                <text:p>21.853100001812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3.9061490297318">
                <text:p>23.9061490297318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25.6574599742889">
                <text:p>25.657459974288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7.8777859807014">
                <text:p>27.877785980701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32.2075979709625">
                <text:p>32.207597970962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32.318304002285">
                <text:p>32.318304002285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35.578772008419">
                <text:p>35.578772008419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6.6492629647255">
                <text:p>36.6492629647255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39.8126779794693">
                <text:p>39.8126779794693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42.668251991272">
                <text:p>42.668251991272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43.7966360449791">
                <text:p>43.796636044979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7.657714009285">
                <text:p>47.6577140092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